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1890ba" officeooo:paragraph-rsid="001890ba"/>
    </style:style>
    <style:style style:name="P2" style:family="paragraph" style:parent-style-name="Footer">
      <style:text-properties officeooo:rsid="001890ba" officeooo:paragraph-rsid="001890ba"/>
    </style:style>
    <style:style style:name="P3" style:family="paragraph" style:parent-style-name="Standard">
      <style:text-properties officeooo:rsid="001890ba" officeooo:paragraph-rsid="001890ba"/>
    </style:style>
    <style:style style:name="P4" style:family="paragraph" style:parent-style-name="Standard" style:master-page-name="Standard">
      <style:paragraph-properties style:page-number="auto" style:writing-mode="page"/>
      <style:text-properties officeooo:rsid="001890ba" officeooo:paragraph-rsid="001890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is the first page</text:p>
      <text:p text:style-name="P4">This is the second page. <text:s/>There is a “page break before” set on this paragraph’s style, with a page style change but to the same page style (“Default Style”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0.8cm" table:align="margins"/>
    </style:style>
    <style:style style:name="Table1.A" style:family="table-column">
      <style:table-column-properties style:column-width="5.399cm" style:rel-column-width="32767*"/>
    </style:style>
    <style:style style:name="Table1.B" style:family="table-column">
      <style:table-column-properties style:column-width="5.40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rsid="001890ba" officeooo:paragraph-rsid="001890ba"/>
    </style:style>
    <style:style style:name="MP2" style:family="paragraph" style:parent-style-name="Footer">
      <style:text-properties officeooo:rsid="001890ba" officeooo:paragraph-rsid="001890ba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A1</text:p>
            </table:table-cell>
            <table:table-cell table:style-name="Table1.B1" office:value-type="string">
              <text:p text:style-name="MP1">A2</text:p>
            </table:table-cell>
          </table:table-row>
          <table:table-row>
            <table:table-cell table:style-name="Table1.A2" office:value-type="string">
              <text:p text:style-name="MP1">B1</text:p>
            </table:table-cell>
            <table:table-cell table:style-name="Table1.B2" office:value-type="string">
              <text:p text:style-name="MP1">B2</text:p>
            </table:table-cell>
          </table:table-row>
        </table:table>
        <text:p text:style-name="MP2">This footer has a table followed by some tex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9:00:20.413000000</meta:creation-date>
    <dc:date>2023-05-31T15:25:32.319016933</dc:date>
    <meta:editing-duration>PT4M9S</meta:editing-duration>
    <meta:editing-cycles>3</meta:editing-cycles>
    <meta:generator>LibreOfficeDev/7.6.0.0.alpha1$Linux_X86_64 LibreOffice_project/c23f335fd05cb8596aafd22ef0417f29ca255dad</meta:generator>
    <meta:document-statistic meta:table-count="1" meta:image-count="0" meta:object-count="0" meta:page-count="2" meta:paragraph-count="7" meta:word-count="47" meta:character-count="233" meta:non-whitespace-character-count="192"/>
  </office:meta>
</office:document-meta>
</file>